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6cm" fo:min-width="2.966cm"/>
    </style:style>
    <style:style style:name="gr2" style:family="graphic" style:parent-style-name="standard">
      <style:graphic-properties draw:textarea-horizontal-align="justify" draw:textarea-vertical-align="middle" draw:auto-grow-height="false" fo:min-height="4.45cm" fo:min-width="2.5cm"/>
    </style:style>
    <style:style style:name="gr3" style:family="graphic" style:parent-style-name="standard">
      <style:graphic-properties draw:textarea-horizontal-align="justify" draw:textarea-vertical-align="middle" draw:auto-grow-height="false" fo:min-height="4.75cm" fo:min-width="2.6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8.05cm" fo:min-width="3.9cm"/>
    </style:style>
    <style:style style:name="gr7" style:family="graphic" style:parent-style-name="standard">
      <style:graphic-properties draw:textarea-horizontal-align="justify" draw:textarea-vertical-align="middle" draw:auto-grow-height="false" fo:min-height="3.15cm" fo:min-width="0.9cm"/>
    </style:style>
    <style:style style:name="gr8" style:family="graphic" style:parent-style-name="standard">
      <style:graphic-properties draw:textarea-horizontal-align="justify" draw:textarea-vertical-align="middle" draw:auto-grow-height="false" fo:min-height="5.65cm" fo:min-width="3.5cm"/>
    </style:style>
    <style:style style:name="gr9" style:family="graphic" style:parent-style-name="standard">
      <style:graphic-properties draw:textarea-horizontal-align="justify" draw:textarea-vertical-align="middle" draw:auto-grow-height="false" fo:min-height="5.75cm" fo:min-width="3.1cm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standard">
      <style:graphic-properties draw:textarea-horizontal-align="justify" draw:textarea-vertical-align="middle" draw:auto-grow-height="false" fo:min-height="1.05cm" fo:min-width="3.3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  <style:text-properties fo:font-size="24pt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4.9cm" svg:height="2.7cm" svg:x="7.8cm" svg:y="13.6cm">
          <text:p text:style-name="P1">Instruction</text:p>
          <text:p text:style-name="P1">Decode Uni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draw:layer="layout" svg:width="3cm" svg:height="4.7cm" svg:x="3.1cm" svg:y="3.1cm">
          <text:p text:style-name="P1">PC</text:p>
          <text:p text:style-name="P1">Uni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1cm" svg:height="5cm" svg:x="11.3cm" svg:y="2.9cm">
          <text:p text:style-name="P1">Next PC</text:p>
          <text:p text:style-name="P1">Unit</text:p>
          <draw:enhanced-geometry svg:viewBox="0 0 21600 21600" draw:type="rectangle" draw:enhanced-path="M 0 0 L 21600 0 21600 21600 0 21600 0 0 Z N"/>
        </draw:custom-shape>
        <draw:line draw:style-name="gr4" draw:text-style-name="P3" draw:layer="layout" svg:x1="10.1cm" svg:y1="13.6cm" svg:x2="12.8cm" svg:y2="7.7cm">
          <text:p text:style-name="P2"><text:span text:style-name="T1">Immediate</text:span></text:p>
          <text:p text:style-name="P2"><text:span text:style-name="T1"/></text:p>
        </draw:line>
        <draw:line draw:style-name="gr4" draw:text-style-name="P4" draw:layer="layout" svg:x1="11.3cm" svg:y1="5.3cm" svg:x2="6.2cm" svg:y2="5.2cm">
          <text:p text:style-name="P1"><text:span text:style-name="T2">Next PC</text:span></text:p>
          <text:p text:style-name="P1"><text:span text:style-name="T2"/></text:p>
        </draw:line>
        <draw:line draw:style-name="gr5" draw:text-style-name="P5" draw:layer="layout" svg:x1="3.1cm" svg:y1="4.6cm" svg:x2="3.8cm" svg:y2="5.5cm">
          <text:p/>
        </draw:line>
        <draw:line draw:style-name="gr5" draw:text-style-name="P5" draw:layer="layout" svg:x1="3.1cm" svg:y1="6.3cm" svg:x2="3.7cm" svg:y2="5.5cm">
          <text:p/>
        </draw:line>
        <draw:line draw:style-name="gr4" draw:text-style-name="P5" draw:layer="layout" svg:x1="1cm" svg:y1="5.3cm" svg:x2="3.3cm" svg:y2="5.4cm">
          <text:p text:style-name="P1">CLK</text:p>
          <text:p text:style-name="P1"/>
        </draw:line>
        <draw:line draw:style-name="gr4" draw:text-style-name="P5" draw:layer="layout" svg:x1="1cm" svg:y1="7.2cm" svg:x2="3.1cm" svg:y2="7.3cm">
          <text:p text:style-name="P1">RST</text:p>
          <text:p text:style-name="P1"/>
        </draw:line>
        <draw:custom-shape draw:style-name="gr6" draw:text-style-name="P1" draw:layer="layout" svg:width="4.4cm" svg:height="8.3cm" svg:x="4.5cm" svg:y="17.4cm">
          <text:p text:style-name="P1">Register</text:p>
          <text:p text:style-name="P1">File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8.5cm" svg:y1="16cm" svg:x2="7.1cm" svg:y2="17.5cm">
          <text:p text:style-name="P1">Rs1</text:p>
          <text:p text:style-name="P1"/>
        </draw:line>
        <draw:line draw:style-name="gr4" draw:text-style-name="P5" draw:layer="layout" svg:x1="7.7cm" svg:y1="14.9cm" svg:x2="5.6cm" svg:y2="17.5cm">
          <text:p text:style-name="P1">Rs2</text:p>
          <text:p text:style-name="P1"/>
        </draw:line>
        <draw:line draw:style-name="gr4" draw:text-style-name="P5" draw:layer="layout" svg:x1="10.2cm" svg:y1="16.4cm" svg:x2="8.8cm" svg:y2="19.3cm">
          <text:p text:style-name="P1">Rd</text:p>
          <text:p text:style-name="P1"/>
        </draw:line>
        <draw:custom-shape draw:style-name="gr7" draw:text-style-name="P1" draw:layer="layout" svg:width="1.4cm" svg:height="3.4cm" svg:x="10.7cm" svg:y="21.3cm">
          <text:p text:style-name="P1">0</text:p>
          <text:p text:style-name="P1">1</text:p>
          <text:p text:style-name="P1">Mux</text:p>
          <text:p text:style-name="P1">2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0.7cm" svg:y1="23.3cm" svg:x2="8.9cm" svg:y2="23.3cm">
          <text:p text:style-name="P1">Rd</text:p>
          <text:p text:style-name="P1">Data</text:p>
        </draw:line>
        <draw:custom-shape draw:style-name="gr8" draw:text-style-name="P1" draw:layer="layout" svg:width="4cm" svg:height="5.9cm" svg:x="15.1cm" svg:y="16.9cm">
          <text:p text:style-name="P1">Memory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15.1cm" svg:y1="17.7cm" svg:x2="12.7cm" svg:y2="14.9cm">
          <text:p text:style-name="P1">Instruction</text:p>
          <text:p text:style-name="P1"/>
        </draw:line>
        <draw:line draw:style-name="gr4" draw:text-style-name="P5" draw:layer="layout" svg:x1="15.2cm" svg:y1="22.2cm" svg:x2="12cm" svg:y2="24.3cm">
          <text:p text:style-name="P1">Data</text:p>
          <text:p text:style-name="P1"/>
        </draw:line>
        <draw:line draw:style-name="gr4" draw:text-style-name="P5" draw:layer="layout" svg:x1="12cm" svg:y1="15.9cm" svg:x2="12cm" svg:y2="21.4cm">
          <text:p text:style-name="P1">Immediate</text:p>
          <text:p text:style-name="P1"/>
        </draw:line>
        <draw:custom-shape draw:style-name="gr9" draw:text-style-name="P1" draw:layer="layout" svg:width="3.6cm" svg:height="6cm" svg:x="1.6cm" svg:y="9.4cm">
          <text:p text:style-name="P1">ALU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4.5cm" svg:y1="18.6cm" svg:x2="3.7cm" svg:y2="15.4cm">
          <text:p text:style-name="P1">Rs1</text:p>
          <text:p text:style-name="P1">Data</text:p>
        </draw:line>
        <draw:line draw:style-name="gr4" draw:text-style-name="P5" draw:layer="layout" svg:x1="8.5cm" svg:y1="14cm" svg:x2="5.2cm" svg:y2="13.9cm">
          <text:p text:style-name="P1">AluOp</text:p>
          <text:p text:style-name="P1"/>
        </draw:line>
        <draw:line draw:style-name="gr4" draw:text-style-name="P5" draw:layer="layout" svg:x1="11.1cm" svg:y1="16.2cm" svg:x2="10.9cm" svg:y2="21.5cm">
          <text:p text:style-name="P1">WriteRegSource</text:p>
          <text:p text:style-name="P1"/>
        </draw:line>
        <draw:line draw:style-name="gr5" draw:text-style-name="P5" draw:layer="layout" svg:x1="5.3cm" svg:y1="12.8cm" svg:x2="14.1cm" svg:y2="13cm">
          <text:p/>
        </draw:line>
        <draw:line draw:style-name="gr5" draw:text-style-name="P5" draw:layer="layout" svg:x1="14.1cm" svg:y1="13cm" svg:x2="19.6cm" svg:y2="16.3cm">
          <text:p/>
        </draw:line>
        <draw:line draw:style-name="gr5" draw:text-style-name="P5" draw:layer="layout" svg:x1="19.6cm" svg:y1="16.2cm" svg:x2="19.5cm" svg:y2="24cm">
          <text:p/>
        </draw:line>
        <draw:line draw:style-name="gr4" draw:text-style-name="P5" draw:layer="layout" svg:x1="19.5cm" svg:y1="23.9cm" svg:x2="12.2cm" svg:y2="22.7cm">
          <text:p text:style-name="P1">AluResult</text:p>
          <text:p text:style-name="P1"/>
        </draw:line>
        <draw:line draw:style-name="gr4" draw:text-style-name="P5" draw:layer="layout" svg:x1="12.5cm" svg:y1="14.4cm" svg:x2="16.9cm" svg:y2="16.9cm">
          <text:p text:style-name="P1">DMemAccess</text:p>
          <text:p text:style-name="P1"/>
        </draw:line>
        <draw:line draw:style-name="gr4" draw:text-style-name="P5" draw:layer="layout" svg:x1="12cm" svg:y1="14cm" svg:x2="13.9cm" svg:y2="7.9cm">
          <text:p text:style-name="P1">NextPcSrc</text:p>
          <text:p text:style-name="P1"/>
        </draw:line>
        <draw:line draw:style-name="gr4" draw:text-style-name="P5" draw:layer="layout" svg:x1="5.2cm" svg:y1="10.9cm" svg:x2="11.5cm" svg:y2="7.2cm">
          <text:p text:style-name="P1">Zero→BranchStatus</text:p>
          <text:p text:style-name="P1"/>
        </draw:line>
        <draw:line draw:style-name="gr10" draw:text-style-name="P5" draw:layer="layout" svg:x1="8.8cm" svg:y1="13.7cm" svg:x2="7.1cm" svg:y2="9.7cm">
          <text:p text:style-name="P1">BranchInverted</text:p>
          <text:p text:style-name="P1"/>
        </draw:line>
        <draw:line draw:style-name="gr4" draw:text-style-name="P5" draw:layer="layout" svg:x1="1cm" svg:y1="20.5cm" svg:x2="4.6cm" svg:y2="20.6cm">
          <text:p text:style-name="P1">CLK</text:p>
          <text:p text:style-name="P1"/>
        </draw:line>
        <draw:line draw:style-name="gr4" draw:text-style-name="P5" draw:layer="layout" svg:x1="1cm" svg:y1="23.1cm" svg:x2="4.7cm" svg:y2="23.2cm">
          <text:p text:style-name="P1">RST</text:p>
          <text:p text:style-name="P1"/>
        </draw:line>
        <draw:line draw:style-name="gr5" draw:text-style-name="P5" draw:layer="layout" svg:x1="4.6cm" svg:y1="19.7cm" svg:x2="5.2cm" svg:y2="20.3cm">
          <text:p/>
        </draw:line>
        <draw:line draw:style-name="gr5" draw:text-style-name="P5" draw:layer="layout" svg:x1="4.5cm" svg:y1="21.1cm" svg:x2="5.2cm" svg:y2="20.3cm">
          <text:p/>
        </draw:line>
        <draw:line draw:style-name="gr4" draw:text-style-name="P5" draw:layer="layout" svg:x1="1.8cm" svg:y1="27.7cm" svg:x2="1.7cm" svg:y2="15.3cm">
          <text:p text:style-name="P1">ALU B</text:p>
          <text:p text:style-name="P1"/>
        </draw:line>
        <draw:custom-shape draw:style-name="gr11" draw:text-style-name="P1" draw:layer="layout" svg:width="3.8cm" svg:height="1.3cm" svg:x="3.9cm" svg:y="27cm">
          <text:p text:style-name="P1">Mux 0 1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.8cm" svg:y1="27.7cm" svg:x2="3.9cm" svg:y2="27.7cm">
          <text:p/>
        </draw:line>
        <draw:line draw:style-name="gr5" draw:text-style-name="P5" draw:layer="layout" svg:x1="10.6cm" svg:y1="16.4cm" svg:x2="10.5cm" svg:y2="26.5cm">
          <text:p/>
        </draw:line>
        <draw:line draw:style-name="gr4" draw:text-style-name="P5" draw:layer="layout" svg:x1="10.5cm" svg:y1="26.5cm" svg:x2="6cm" svg:y2="26.9cm">
          <text:p text:style-name="P1">AluBImmediate</text:p>
          <text:p text:style-name="P1"/>
        </draw:line>
        <draw:line draw:style-name="gr5" draw:text-style-name="P5" draw:layer="layout" svg:x1="8.9cm" svg:y1="24.7cm" svg:x2="13.9cm" svg:y2="27.4cm">
          <text:p/>
        </draw:line>
        <draw:line draw:style-name="gr4" draw:text-style-name="P5" draw:layer="layout" svg:x1="13.8cm" svg:y1="27.4cm" svg:x2="7.7cm" svg:y2="27.9cm">
          <text:p text:style-name="P1">Rs2</text:p>
          <text:p text:style-name="P1">Data</text:p>
        </draw:line>
        <draw:line draw:style-name="gr4" draw:text-style-name="P5" draw:layer="layout" svg:x1="18.7cm" svg:y1="27.9cm" svg:x2="18.7cm" svg:y2="22.7cm">
          <text:p text:style-name="P1">DmemWriteData</text:p>
          <text:p text:style-name="P1"/>
        </draw:line>
        <draw:line draw:style-name="gr5" draw:text-style-name="P5" draw:layer="layout" svg:x1="13.8cm" svg:y1="27.3cm" svg:x2="18.7cm" svg:y2="2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0T09:21:11.047423763</meta:creation-date>
    <dc:date>2018-11-20T09:49:20.207860843</dc:date>
    <meta:editing-duration>PT8M23S</meta:editing-duration>
    <meta:editing-cycles>1</meta:editing-cycles>
    <meta:document-statistic meta:object-count="44"/>
    <meta:generator>LibreOffice/6.0.6.2$Linux_X86_64 LibreOffice_project/00m0$Build-2</meta:generator>
  </office:meta>
</office:document-meta>
</file>